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9A2DC5D1383905B.png" manifest:media-type="image/png"/>
  <manifest:file-entry manifest:full-path="Pictures/1000000000000280000001E04D030BC6757BAEBC.png" manifest:media-type="image/png"/>
  <manifest:file-entry manifest:full-path="Pictures/1000000000000280000001E0E5ACF4B40FB1E3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25360" officeooo:paragraph-rsid="00025360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A:</text:p>
      <text:p text:style-name="P1"><draw:frame draw:style-name="fr1" draw:name="Image1" text:anchor-type="paragraph" svg:width="6.6665in" svg:height="5in" draw:z-index="0"><draw:image xlink:href="Pictures/1000000000000280000001E0E5ACF4B40FB1E33F.png" xlink:type="simple" xlink:show="embed" xlink:actuate="onLoad"/></draw:frame></text:p>
      <text:p text:style-name="P1"><draw:frame draw:style-name="fr2" draw:name="Image2" text:anchor-type="paragraph" svg:x="-0.461in" svg:y="4.6382in" svg:width="6.6665in" svg:height="5in" draw:z-index="1"><draw:image xlink:href="Pictures/1000000000000280000001E04D030BC6757BAEBC.png" xlink:type="simple" xlink:show="embed" xlink:actuate="onLoad"/></draw:frame>Model B:</text:p>
      <text:p text:style-name="P1"><text:soft-page-break/>Modal c:</text:p>
      <text:p text:style-name="P1"><draw:frame draw:style-name="fr1" draw:name="Image3" text:anchor-type="paragraph" svg:width="6.6665in" svg:height="5in" draw:z-index="2"><draw:image xlink:href="Pictures/1000000000000280000001E059A2DC5D138390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00:39.573116084</meta:creation-date>
    <dc:date>2018-05-29T17:41:55.793977421</dc:date>
    <meta:editing-duration>PT10M45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6" meta:character-count="24" meta:non-whitespace-character-count="21"/>
  </office:meta>
</office:document-meta>
</file>